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Text_20_body">
      <style:paragraph-properties fo:margin-left="0cm" fo:margin-right="0cm" fo:text-indent="0cm" style:auto-text-indent="false"/>
      <style:text-properties style:font-name="monospace" officeooo:paragraph-rsid="001b7bf4"/>
    </style:style>
    <style:style style:name="P2" style:family="paragraph" style:parent-style-name="Text_20_body" style:list-style-name="L1"/>
    <style:style style:name="P3" style:family="paragraph" style:parent-style-name="Preformatted_20_Text" style:list-style-name="L1">
      <style:paragraph-properties fo:margin-top="0cm" fo:margin-bottom="0.499cm" style:contextual-spacing="false"/>
    </style:style>
    <style:style style:name="P4" style:family="paragraph" style:parent-style-name="Preformatted_20_Text" style:list-style-name="L1"/>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2"/>
    <style:style style:name="P7" style:family="paragraph" style:parent-style-name="Preformatted_20_Text" style:list-style-name="L2"/>
    <style:style style:name="P8" style:family="paragraph" style:parent-style-name="Preformatted_20_Text" style:list-style-name="L2">
      <style:paragraph-properties fo:margin-top="0cm" fo:margin-bottom="0.499cm" style:contextual-spacing="false"/>
    </style:style>
    <style:style style:name="P9" style:family="paragraph" style:parent-style-name="Text_20_body" style:list-style-name="L3"/>
    <style:style style:name="P10" style:family="paragraph" style:parent-style-name="Preformatted_20_Text" style:list-style-name="L3">
      <style:paragraph-properties fo:margin-top="0cm" fo:margin-bottom="0.499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Preformatted_20_Text" style:list-style-name="L4"/>
    <style:style style:name="P14" style:family="paragraph" style:parent-style-name="Preformatted_20_Text" style:list-style-name="L4">
      <style:paragraph-properties fo:margin-top="0cm" fo:margin-bottom="0.499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Heading_20_1">
      <style:paragraph-properties fo:break-before="page"/>
      <style:text-properties officeooo:paragraph-rsid="001c8899"/>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text-properties officeooo:paragraph-rsid="001c8899"/>
    </style:style>
    <style:style style:name="T1" style:family="text">
      <style:text-properties fo:color="#000000" loext:opacity="100%" fo:background-color="#ffffff" loext:char-shading-value="0"/>
    </style:style>
    <style:style style:name="T2" style:family="text">
      <style:text-properties officeooo:rsid="001c889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create a Django project called <text:span text:style-name="Strong_20_Emphasis">"Księga Skarg i Zażaleń"</text:span> (a Complaint and Grievance Book) with the ability to add comments under various topics, follow these steps:</text:p>
      <text:h text:style-name="Heading_20_3" text:outline-level="3">Step 1: Setting Up Your Django Project</text:h>
      <text:p text:style-name="Text_20_body"/>
      <text:p text:style-name="P1"><text:span text:style-name="T1">python3 -m venv tc</text:span><text:line-break/><text:span text:style-name="T1">source tc/bin/activate</text:span><text:line-break/><text:line-break/><text:line-break/></text:p>
      <text:list text:style-name="L1">
        <text:list-item>
          <text:p text:style-name="P2"><text:span text:style-name="Strong_20_Emphasis">Install Django:</text:span> First, if you haven't installed Django, you can do so using pip:</text:p>
          <text:p text:style-name="P3"><text:span text:style-name="Source_20_Text">pip install django</text:span></text:p>
        </text:list-item>
        <text:list-item>
          <text:p text:style-name="P2"><text:span text:style-name="Strong_20_Emphasis">Create the Project:</text:span> Create a new Django project called <text:span text:style-name="Source_20_Text">ksiega_skarg_izazalen</text:span>:</text:p>
          <text:p text:style-name="P4"><text:span text:style-name="Source_20_Text">django-admin startproject ksiega_skarg_izazalen</text:span></text:p>
          <text:p text:style-name="P3"><text:span text:style-name="Source_20_Text">cd ksiega_skarg_izazalen</text:span></text:p>
        </text:list-item>
        <text:list-item>
          <text:p text:style-name="P2"><text:span text:style-name="Strong_20_Emphasis">Create the App:</text:span> Create an app within the project called <text:span text:style-name="Source_20_Text">complaints</text:span>:</text:p>
          <text:p text:style-name="P3"><text:span text:style-name="Source_20_Text">python manage.py startapp complaints</text:span></text:p>
        </text:list-item>
        <text:list-item>
          <text:p text:style-name="P2"><text:span text:style-name="Strong_20_Emphasis">Add the App to Installed Apps:</text:span> Open the <text:span text:style-name="Source_20_Text">settings.py</text:span> file in the <text:span text:style-name="Source_20_Text">ksiega_skarg_izazalen</text:span> folder and add <text:span text:style-name="Source_20_Text">complaints</text:span> to <text:span text:style-name="Source_20_Text">INSTALLED_APPS</text:span>:</text:p>
          <text:p text:style-name="P4"><text:span text:style-name="Source_20_Text">INSTALLED_APPS = [</text:span></text:p>
          <text:p text:style-name="P4"><text:span text:style-name="Source_20_Text"><text:s text:c="4"/># Other apps</text:span></text:p>
          <text:p text:style-name="P4"><text:span text:style-name="Source_20_Text"><text:s text:c="4"/>'complaints',</text:span></text:p>
          <text:p text:style-name="P3"><text:span text:style-name="Source_20_Text">]</text:span></text:p>
        </text:list-item>
      </text:list>
      <text:h text:style-name="Heading_20_3" text:outline-level="3">Step 2: Create Models</text:h>
      <text:p text:style-name="Text_20_body">In the <text:span text:style-name="Source_20_Text">complaints/models.py</text:span> file, define two models: one for <text:span text:style-name="Source_20_Text">Topic</text:span> and one for <text:span text:style-name="Source_20_Text">Comment</text:span>. A <text:span text:style-name="Source_20_Text">Topic</text:span> will represent a specific complaint or grievance, and <text:span text:style-name="Source_20_Text">Comment</text:span> will represent the comments made under that topic.</text:p>
      <text:p text:style-name="Preformatted_20_Text"><text:span text:style-name="Source_20_Text">from django.db import models</text:span></text:p>
      <text:p text:style-name="Preformatted_20_Text"/>
      <text:p text:style-name="Preformatted_20_Text"><text:span text:style-name="Source_20_Text">class Topic(models.Model):</text:span></text:p>
      <text:p text:style-name="Preformatted_20_Text"><text:span text:style-name="Source_20_Text"><text:s text:c="4"/>title = models.CharField(max_length=200)</text:span></text:p>
      <text:p text:style-name="Preformatted_20_Text"><text:span text:style-name="Source_20_Text"><text:s text:c="4"/>description = models.TextField()</text:span></text:p>
      <text:p text:style-name="Preformatted_20_Text"/>
      <text:p text:style-name="Preformatted_20_Text"><text:span text:style-name="Source_20_Text"><text:s text:c="4"/>def __str__(self):</text:span></text:p>
      <text:p text:style-name="Preformatted_20_Text"><text:span text:style-name="Source_20_Text"><text:s text:c="8"/>return self.title</text:span></text:p>
      <text:p text:style-name="Preformatted_20_Text"/>
      <text:p text:style-name="Preformatted_20_Text"><text:span text:style-name="Source_20_Text">class Comment(models.Model):</text:span></text:p>
      <text:p text:style-name="Preformatted_20_Text"><text:span text:style-name="Source_20_Text"><text:s text:c="4"/>topic = models.ForeignKey(Topic, related_name='comments', on_delete=models.CASCADE)</text:span></text:p>
      <text:p text:style-name="Preformatted_20_Text"><text:span text:style-name="Source_20_Text"><text:s text:c="4"/>author = models.CharField(max_length=100)</text:span></text:p>
      <text:p text:style-name="Preformatted_20_Text"><text:span text:style-name="Source_20_Text"><text:s text:c="4"/>content = models.TextField()</text:span></text:p>
      <text:p text:style-name="Preformatted_20_Text"><text:span text:style-name="Source_20_Text"><text:s text:c="4"/>created_at = models.DateTimeField(auto_now_add=True)</text:span></text:p>
      <text:p text:style-name="Preformatted_20_Text"/>
      <text:p text:style-name="Preformatted_20_Text"><text:span text:style-name="Source_20_Text"><text:s text:c="4"/>def __str__(self):</text:span></text:p>
      <text:p text:style-name="P5"><text:soft-page-break/><text:span text:style-name="Source_20_Text"><text:s text:c="8"/>return f"Comment by {self.author} on {self.topic.title}"</text:span></text:p>
      <text:h text:style-name="Heading_20_3" text:outline-level="3">Step 3: Create Views</text:h>
      <text:p text:style-name="Text_20_body">In the <text:span text:style-name="Source_20_Text">complaints/views.py</text:span> file, create views to display the topics and allow users to add comments:</text:p>
      <text:p text:style-name="Preformatted_20_Text"><text:span text:style-name="Source_20_Text">from django.shortcuts import render, redirect</text:span></text:p>
      <text:p text:style-name="Preformatted_20_Text"><text:span text:style-name="Source_20_Text">from .models import Topic, Comment</text:span></text:p>
      <text:p text:style-name="Preformatted_20_Text"><text:span text:style-name="Source_20_Text">from .forms import CommentForm</text:span></text:p>
      <text:p text:style-name="Preformatted_20_Text"/>
      <text:p text:style-name="Preformatted_20_Text"><text:span text:style-name="Source_20_Text">def topic_list(request):</text:span></text:p>
      <text:p text:style-name="Preformatted_20_Text"><text:span text:style-name="Source_20_Text"><text:s text:c="4"/>topics = Topic.objects.all()</text:span></text:p>
      <text:p text:style-name="Preformatted_20_Text"><text:span text:style-name="Source_20_Text"><text:s text:c="4"/>return render(request, 'complaints/topic_list.html', {'topics': topics})</text:span></text:p>
      <text:p text:style-name="Preformatted_20_Text"/>
      <text:p text:style-name="Preformatted_20_Text"><text:span text:style-name="Source_20_Text">def topic_detail(request, pk):</text:span></text:p>
      <text:p text:style-name="Preformatted_20_Text"><text:span text:style-name="Source_20_Text"><text:s text:c="4"/>topic = Topic.objects.get(pk=pk)</text:span></text:p>
      <text:p text:style-name="Preformatted_20_Text"><text:span text:style-name="Source_20_Text"><text:s text:c="4"/>comments = topic.comments.all()</text:span></text:p>
      <text:p text:style-name="Preformatted_20_Text"/>
      <text:p text:style-name="Preformatted_20_Text"><text:span text:style-name="Source_20_Text"><text:s text:c="4"/>if request.method == 'POST':</text:span></text:p>
      <text:p text:style-name="Preformatted_20_Text"><text:span text:style-name="Source_20_Text"><text:s text:c="8"/>form = CommentForm(request.POST)</text:span></text:p>
      <text:p text:style-name="Preformatted_20_Text"><text:span text:style-name="Source_20_Text"><text:s text:c="8"/>if form.is_valid():</text:span></text:p>
      <text:p text:style-name="Preformatted_20_Text"><text:span text:style-name="Source_20_Text"><text:s text:c="12"/>new_comment = form.save(commit=False)</text:span></text:p>
      <text:p text:style-name="Preformatted_20_Text"><text:span text:style-name="Source_20_Text"><text:s text:c="12"/>new_comment.topic = topic</text:span></text:p>
      <text:p text:style-name="Preformatted_20_Text"><text:span text:style-name="Source_20_Text"><text:s text:c="12"/>new_comment.save()</text:span></text:p>
      <text:p text:style-name="Preformatted_20_Text"><text:span text:style-name="Source_20_Text"><text:s text:c="12"/>return redirect('topic_detail', pk=pk)</text:span></text:p>
      <text:p text:style-name="Preformatted_20_Text"><text:span text:style-name="Source_20_Text"><text:s text:c="4"/>else:</text:span></text:p>
      <text:p text:style-name="Preformatted_20_Text"><text:span text:style-name="Source_20_Text"><text:s text:c="8"/>form = CommentForm()</text:span></text:p>
      <text:p text:style-name="Preformatted_20_Text"/>
      <text:p text:style-name="Preformatted_20_Text"><text:span text:style-name="Source_20_Text"><text:s text:c="4"/>return render(request, 'complaints/topic_detail.html', {</text:span></text:p>
      <text:p text:style-name="Preformatted_20_Text"><text:span text:style-name="Source_20_Text"><text:s text:c="8"/>'topic': topic,</text:span></text:p>
      <text:p text:style-name="Preformatted_20_Text"><text:span text:style-name="Source_20_Text"><text:s text:c="8"/>'comments': comments,</text:span></text:p>
      <text:p text:style-name="Preformatted_20_Text"><text:span text:style-name="Source_20_Text"><text:s text:c="8"/>'form': form</text:span></text:p>
      <text:p text:style-name="P5"><text:span text:style-name="Source_20_Text"><text:s text:c="4"/>})</text:span></text:p>
      <text:h text:style-name="Heading_20_3" text:outline-level="3">Step 4: Create Forms</text:h>
      <text:p text:style-name="Text_20_body">In the <text:span text:style-name="Source_20_Text">complaints/forms.py</text:span> file, define the <text:span text:style-name="Source_20_Text">CommentForm</text:span>:</text:p>
      <text:p text:style-name="Preformatted_20_Text"><text:span text:style-name="Source_20_Text">from django import forms</text:span></text:p>
      <text:p text:style-name="Preformatted_20_Text"><text:span text:style-name="Source_20_Text">from .models import Comment</text:span></text:p>
      <text:p text:style-name="Preformatted_20_Text"/>
      <text:p text:style-name="Preformatted_20_Text"><text:span text:style-name="Source_20_Text">class CommentForm(forms.ModelForm):</text:span></text:p>
      <text:p text:style-name="Preformatted_20_Text"><text:span text:style-name="Source_20_Text"><text:s text:c="4"/>class Meta:</text:span></text:p>
      <text:p text:style-name="Preformatted_20_Text"><text:span text:style-name="Source_20_Text"><text:s text:c="8"/>model = Comment</text:span></text:p>
      <text:p text:style-name="P5"><text:span text:style-name="Source_20_Text"><text:s text:c="8"/>fields = ['author', 'content']</text:span></text:p>
      <text:h text:style-name="Heading_20_3" text:outline-level="3">Step 5: Create Templates</text:h>
      <text:p text:style-name="Text_20_body">Create two HTML templates to display the topics and comments.</text:p>
      <text:list text:style-name="L2">
        <text:list-item>
          <text:p text:style-name="P6"><text:span text:style-name="Strong_20_Emphasis"><text:span text:style-name="Source_20_Text">topic_list.html</text:span></text:span> (to list all topics):</text:p>
          <text:p text:style-name="P6">Create a file at <text:span text:style-name="Source_20_Text">complaints/templates/complaints/topic_list.html</text:span>:</text:p>
          <text:p text:style-name="P7"><text:span text:style-name="Source_20_Text">&lt;!DOCTYPE html&gt;</text:span></text:p>
          <text:p text:style-name="P7"><text:span text:style-name="Source_20_Text">&lt;html lang="pl"&gt;</text:span></text:p>
          <text:p text:style-name="P7"><text:span text:style-name="Source_20_Text">&lt;head&gt;</text:span></text:p>
          <text:p text:style-name="P7"><text:span text:style-name="Source_20_Text"><text:s text:c="4"/>&lt;meta charset="UTF-8"&gt;</text:span></text:p>
          <text:p text:style-name="P7"><text:span text:style-name="Source_20_Text"><text:s text:c="4"/>&lt;title&gt;Księga Skarg i Zażaleń&lt;/title&gt;</text:span></text:p>
          <text:p text:style-name="P7"><text:soft-page-break/><text:span text:style-name="Source_20_Text">&lt;/head&gt;</text:span></text:p>
          <text:p text:style-name="P7"><text:span text:style-name="Source_20_Text">&lt;body&gt;</text:span></text:p>
          <text:p text:style-name="P7"><text:span text:style-name="Source_20_Text"><text:s text:c="4"/>&lt;h1&gt;Księga Skarg i Zażaleń&lt;/h1&gt;</text:span></text:p>
          <text:p text:style-name="P7"><text:span text:style-name="Source_20_Text"><text:s text:c="4"/>&lt;ul&gt;</text:span></text:p>
          <text:p text:style-name="P7"><text:span text:style-name="Source_20_Text"><text:s text:c="8"/>{% for topic in topics %}</text:span></text:p>
          <text:p text:style-name="P7"><text:span text:style-name="Source_20_Text"><text:s text:c="12"/>&lt;li&gt;</text:span></text:p>
          <text:p text:style-name="P7"><text:span text:style-name="Source_20_Text"><text:s text:c="16"/>&lt;a href="{% url 'topic_detail' pk=topic.pk %}"&gt;{{ topic.title }}&lt;/a&gt;</text:span></text:p>
          <text:p text:style-name="P7"><text:span text:style-name="Source_20_Text"><text:s text:c="16"/>&lt;p&gt;{{ topic.description }}&lt;/p&gt;</text:span></text:p>
          <text:p text:style-name="P7"><text:span text:style-name="Source_20_Text"><text:s text:c="12"/>&lt;/li&gt;</text:span></text:p>
          <text:p text:style-name="P7"><text:span text:style-name="Source_20_Text"><text:s text:c="8"/>{% endfor %}</text:span></text:p>
          <text:p text:style-name="P7"><text:span text:style-name="Source_20_Text"><text:s text:c="4"/>&lt;/ul&gt;</text:span></text:p>
          <text:p text:style-name="P7"><text:span text:style-name="Source_20_Text">&lt;/body&gt;</text:span></text:p>
          <text:p text:style-name="P8"><text:span text:style-name="Source_20_Text">&lt;/html&gt;</text:span></text:p>
        </text:list-item>
        <text:list-item>
          <text:p text:style-name="P6"><text:span text:style-name="Strong_20_Emphasis"><text:span text:style-name="Source_20_Text">topic_detail.html</text:span></text:span> (to display a specific topic and its comments):</text:p>
          <text:p text:style-name="P6">Create a file at <text:span text:style-name="Source_20_Text">complaints/templates/complaints/topic_detail.html</text:span>:</text:p>
          <text:p text:style-name="P7"><text:span text:style-name="Source_20_Text">&lt;!DOCTYPE html&gt;</text:span></text:p>
          <text:p text:style-name="P7"><text:span text:style-name="Source_20_Text">&lt;html lang="pl"&gt;</text:span></text:p>
          <text:p text:style-name="P7"><text:span text:style-name="Source_20_Text">&lt;head&gt;</text:span></text:p>
          <text:p text:style-name="P7"><text:span text:style-name="Source_20_Text"><text:s text:c="4"/>&lt;meta charset="UTF-8"&gt;</text:span></text:p>
          <text:p text:style-name="P7"><text:span text:style-name="Source_20_Text"><text:s text:c="4"/>&lt;title&gt;{{ topic.title }}&lt;/title&gt;</text:span></text:p>
          <text:p text:style-name="P7"><text:span text:style-name="Source_20_Text">&lt;/head&gt;</text:span></text:p>
          <text:p text:style-name="P7"><text:span text:style-name="Source_20_Text">&lt;body&gt;</text:span></text:p>
          <text:p text:style-name="P7"><text:span text:style-name="Source_20_Text"><text:s text:c="4"/>&lt;h1&gt;{{ topic.title }}&lt;/h1&gt;</text:span></text:p>
          <text:p text:style-name="P7"><text:span text:style-name="Source_20_Text"><text:s text:c="4"/>&lt;p&gt;{{ topic.description }}&lt;/p&gt;</text:span></text:p>
          <text:p text:style-name="P7"/>
          <text:p text:style-name="P7"><text:span text:style-name="Source_20_Text"><text:s text:c="4"/>&lt;h2&gt;Komentarze:&lt;/h2&gt;</text:span></text:p>
          <text:p text:style-name="P7"><text:span text:style-name="Source_20_Text"><text:s text:c="4"/>&lt;ul&gt;</text:span></text:p>
          <text:p text:style-name="P7"><text:span text:style-name="Source_20_Text"><text:s text:c="8"/>{% for comment in comments %}</text:span></text:p>
          <text:p text:style-name="P7"><text:span text:style-name="Source_20_Text"><text:s text:c="12"/>&lt;li&gt;</text:span></text:p>
          <text:p text:style-name="P7"><text:span text:style-name="Source_20_Text"><text:s text:c="16"/>&lt;strong&gt;{{ comment.author }}&lt;/strong&gt;: {{ comment.content }} &lt;br&gt;</text:span></text:p>
          <text:p text:style-name="P7"><text:span text:style-name="Source_20_Text"><text:s text:c="16"/>&lt;small&gt;Dodano: {{ comment.created_at }}&lt;/small&gt;</text:span></text:p>
          <text:p text:style-name="P7"><text:span text:style-name="Source_20_Text"><text:s text:c="12"/>&lt;/li&gt;</text:span></text:p>
          <text:p text:style-name="P7"><text:span text:style-name="Source_20_Text"><text:s text:c="8"/>{% endfor %}</text:span></text:p>
          <text:p text:style-name="P7"><text:span text:style-name="Source_20_Text"><text:s text:c="4"/>&lt;/ul&gt;</text:span></text:p>
          <text:p text:style-name="P7"/>
          <text:p text:style-name="P7"><text:span text:style-name="Source_20_Text"><text:s text:c="4"/>&lt;h3&gt;Dodaj komentarz:&lt;/h3&gt;</text:span></text:p>
          <text:p text:style-name="P7"><text:span text:style-name="Source_20_Text"><text:s text:c="4"/>&lt;form method="post"&gt;</text:span></text:p>
          <text:p text:style-name="P7"><text:span text:style-name="Source_20_Text"><text:s text:c="8"/>{% csrf_token %}</text:span></text:p>
          <text:p text:style-name="P7"><text:span text:style-name="Source_20_Text"><text:s text:c="8"/>{{ form.as_p }}</text:span></text:p>
          <text:p text:style-name="P7"><text:span text:style-name="Source_20_Text"><text:s text:c="8"/>&lt;button type="submit"&gt;Dodaj komentarz&lt;/button&gt;</text:span></text:p>
          <text:p text:style-name="P7"><text:span text:style-name="Source_20_Text"><text:s text:c="4"/>&lt;/form&gt;</text:span></text:p>
          <text:p text:style-name="P7"><text:span text:style-name="Source_20_Text">&lt;/body&gt;</text:span></text:p>
          <text:p text:style-name="P8"><text:span text:style-name="Source_20_Text">&lt;/html&gt;</text:span></text:p>
        </text:list-item>
      </text:list>
      <text:h text:style-name="Heading_20_3" text:outline-level="3">Step 6: Configure URLs</text:h>
      <text:p text:style-name="Text_20_body">Create a file <text:span text:style-name="Source_20_Text">complaints/urls.py</text:span> and add the following:</text:p>
      <text:p text:style-name="Preformatted_20_Text"><text:span text:style-name="Source_20_Text">from django.urls import path</text:span></text:p>
      <text:p text:style-name="Preformatted_20_Text"><text:span text:style-name="Source_20_Text">from . import views</text:span></text:p>
      <text:p text:style-name="Preformatted_20_Text"/>
      <text:p text:style-name="Preformatted_20_Text"><text:span text:style-name="Source_20_Text">urlpatterns = [</text:span></text:p>
      <text:p text:style-name="Preformatted_20_Text"><text:span text:style-name="Source_20_Text"><text:s text:c="4"/>path('', views.topic_list, name='topic_list'),</text:span></text:p>
      <text:p text:style-name="Preformatted_20_Text"><text:span text:style-name="Source_20_Text"><text:s text:c="4"/>path('topic/&lt;int:pk&gt;/', views.topic_detail, name='topic_detail'),</text:span></text:p>
      <text:p text:style-name="P5"><text:span text:style-name="Source_20_Text">]</text:span></text:p>
      <text:p text:style-name="Text_20_body">In <text:span text:style-name="Source_20_Text">ksiega_skarg_izazalen/urls.py</text:span>, include the <text:span text:style-name="Source_20_Text">complaints</text:span> app URLs:</text:p>
      <text:p text:style-name="Preformatted_20_Text"><text:soft-page-break/><text:span text:style-name="Source_20_Text">from django.contrib import admin</text:span></text:p>
      <text:p text:style-name="Preformatted_20_Text"><text:span text:style-name="Source_20_Text">from django.urls import path, include</text:span></text:p>
      <text:p text:style-name="Preformatted_20_Text"/>
      <text:p text:style-name="Preformatted_20_Text"><text:span text:style-name="Source_20_Text">urlpatterns = [</text:span></text:p>
      <text:p text:style-name="Preformatted_20_Text"><text:span text:style-name="Source_20_Text"><text:s text:c="4"/>path('admin/', admin.site.urls),</text:span></text:p>
      <text:p text:style-name="Preformatted_20_Text"><text:span text:style-name="Source_20_Text"><text:s text:c="4"/>path('', include('complaints.urls')),</text:span></text:p>
      <text:p text:style-name="P5"><text:span text:style-name="Source_20_Text">]</text:span></text:p>
      <text:h text:style-name="Heading_20_3" text:outline-level="3">Step 7: Apply Migrations</text:h>
      <text:p text:style-name="Text_20_body">Run migrations to create the database tables:</text:p>
      <text:p text:style-name="Preformatted_20_Text"><text:span text:style-name="Source_20_Text">python manage.py makemigrations</text:span></text:p>
      <text:p text:style-name="P5"><text:span text:style-name="Source_20_Text">python manage.py migrate</text:span></text:p>
      <text:h text:style-name="Heading_20_3" text:outline-level="3">Step 8: Create a Superuser (Optional)</text:h>
      <text:p text:style-name="Text_20_body">If you'd like to access the Django admin interface to add topics manually, create a superuser:</text:p>
      <text:p text:style-name="P5"><text:span text:style-name="Source_20_Text">python manage.py createsuperuser</text:span></text:p>
      <text:h text:style-name="Heading_20_3" text:outline-level="3">Step 9: Start the Development Server</text:h>
      <text:p text:style-name="Text_20_body">Finally, run the server:</text:p>
      <text:p text:style-name="P5"><text:span text:style-name="Source_20_Text">python manage.py runserver</text:span></text:p>
      <text:p text:style-name="Text_20_body">Visit <text:span text:style-name="Source_20_Text">http://127.0.0.1:8000/</text:span> in your browser. You should see the list of topics. Click on a topic to view it in detail and add comments.</text:p>
      <text:p text:style-name="Horizontal_20_Line"/>
      <text:p text:style-name="Text_20_body">This setup provides a basic Django project where users can view various complaints (topics) and add comments under them. You can further customize it, add features like user authentication, or style the templates with CSS or JavaScript.</text:p>
      <text:p text:style-name="Text_20_body"/>
      <text:p text:style-name="Text_20_body">To enable editing of your models through Django's admin interface, you need to register the <text:span text:style-name="Source_20_Text">Topic</text:span> and <text:span text:style-name="Source_20_Text">Comment</text:span> models in the admin panel. This will allow you to add, edit, and delete topics and comments directly from the Django admin site.</text:p>
      <text:h text:style-name="Heading_20_3" text:outline-level="3">Step 1: Register Models in Admin</text:h>
      <text:p text:style-name="Text_20_body">Open the <text:span text:style-name="Source_20_Text">complaints/admin.py</text:span> file and add the following code to register your models:</text:p>
      <text:p text:style-name="Preformatted_20_Text"><text:span text:style-name="Source_20_Text">from django.contrib import admin</text:span></text:p>
      <text:p text:style-name="Preformatted_20_Text"><text:span text:style-name="Source_20_Text">from .models import Topic, Comment</text:span></text:p>
      <text:p text:style-name="Preformatted_20_Text"/>
      <text:p text:style-name="Preformatted_20_Text"><text:span text:style-name="Source_20_Text"># Register the Topic model</text:span></text:p>
      <text:p text:style-name="Preformatted_20_Text"><text:span text:style-name="Source_20_Text">@admin.register(Topic)</text:span></text:p>
      <text:p text:style-name="Preformatted_20_Text"><text:span text:style-name="Source_20_Text">class TopicAdmin(admin.ModelAdmin):</text:span></text:p>
      <text:p text:style-name="Preformatted_20_Text"><text:span text:style-name="Source_20_Text"><text:s text:c="4"/>list_display = ('title', 'description') <text:s/># Columns to display in the admin list view</text:span></text:p>
      <text:p text:style-name="Preformatted_20_Text"><text:span text:style-name="Source_20_Text"><text:s text:c="4"/>search_fields = ('title', 'description') <text:s/># Add a search bar for easier topic search</text:span></text:p>
      <text:p text:style-name="Preformatted_20_Text"/>
      <text:p text:style-name="Preformatted_20_Text"><text:span text:style-name="Source_20_Text"># Register the Comment model</text:span></text:p>
      <text:p text:style-name="Preformatted_20_Text"><text:soft-page-break/><text:span text:style-name="Source_20_Text">@admin.register(Comment)</text:span></text:p>
      <text:p text:style-name="Preformatted_20_Text"><text:span text:style-name="Source_20_Text">class CommentAdmin(admin.ModelAdmin):</text:span></text:p>
      <text:p text:style-name="Preformatted_20_Text"><text:span text:style-name="Source_20_Text"><text:s text:c="4"/>list_display = ('author', 'topic', 'created_at') <text:s/># Columns to display in the admin list view</text:span></text:p>
      <text:p text:style-name="Preformatted_20_Text"><text:span text:style-name="Source_20_Text"><text:s text:c="4"/>list_filter = ('topic',) <text:s/># Filter comments by topic</text:span></text:p>
      <text:p text:style-name="P5"><text:span text:style-name="Source_20_Text"><text:s text:c="4"/>search_fields = ('author', 'content') <text:s/># Add a search bar for searching comments</text:span></text:p>
      <text:h text:style-name="Heading_20_3" text:outline-level="3">Step 2: Access the Admin Panel</text:h>
      <text:p text:style-name="Text_20_body">Now that the models are registered, you can access and manage them through the Django admin interface.</text:p>
      <text:list text:style-name="L3">
        <text:list-item>
          <text:p text:style-name="P9"><text:span text:style-name="Strong_20_Emphasis">Create a Superuser (if you haven't already)</text:span>:</text:p>
          <text:p text:style-name="P10"><text:span text:style-name="Source_20_Text">python manage.py createsuperuser</text:span></text:p>
          <text:p text:style-name="P9">Follow the prompts to set the username, email, and password.</text:p>
        </text:list-item>
        <text:list-item>
          <text:p text:style-name="P9"><text:span text:style-name="Strong_20_Emphasis">Run the Development Server</text:span>:</text:p>
          <text:p text:style-name="P9">If your server isn't already running, start it with:</text:p>
          <text:p text:style-name="P10"><text:span text:style-name="Source_20_Text">python manage.py runserver</text:span></text:p>
        </text:list-item>
        <text:list-item>
          <text:p text:style-name="P9"><text:span text:style-name="Strong_20_Emphasis">Access the Admin Interface</text:span>:</text:p>
          <text:p text:style-name="P9">Go to the Django admin site in your browser at:</text:p>
          <text:p text:style-name="P10"><text:span text:style-name="Source_20_Text">http://127.0.0.1:8000/admin/</text:span></text:p>
          <text:p text:style-name="P9">Log in with the superuser credentials you created earlier.</text:p>
        </text:list-item>
        <text:list-item>
          <text:p text:style-name="P9"><text:span text:style-name="Strong_20_Emphasis">Manage Topics and Comments</text:span>:</text:p>
          <text:p text:style-name="P9">Once logged in, you should see the "Topics" and "Comments" sections in the admin dashboard. From there, you can:</text:p>
          <text:list>
            <text:list-item>
              <text:p text:style-name="P11">Add new topics and comments. </text:p>
            </text:list-item>
            <text:list-item>
              <text:p text:style-name="P11">Edit existing topics and comments. </text:p>
            </text:list-item>
            <text:list-item>
              <text:p text:style-name="P9">Delete topics and comments. </text:p>
            </text:list-item>
          </text:list>
        </text:list-item>
      </text:list>
      <text:h text:style-name="Heading_20_3" text:outline-level="3">Step 3: Customizing the Admin Panel (Optional)</text:h>
      <text:p text:style-name="Text_20_body">You can customize how the models appear in the admin interface. For example, you can make fields editable directly from the list view or add inline forms to manage related models.</text:p>
      <text:list text:style-name="L4">
        <text:list-item>
          <text:p text:style-name="P12"><text:span text:style-name="Strong_20_Emphasis">Editable Fields Inline:</text:span></text:p>
          <text:p text:style-name="P12">You can make some fields editable directly in the list view:</text:p>
          <text:p text:style-name="P13"><text:span text:style-name="Source_20_Text">class TopicAdmin(admin.ModelAdmin):</text:span></text:p>
          <text:p text:style-name="P13"><text:span text:style-name="Source_20_Text"><text:s text:c="4"/>list_display = ('title', 'description')</text:span></text:p>
          <text:p text:style-name="P14"><text:span text:style-name="Source_20_Text"><text:s text:c="4"/>list_editable = ('description',) <text:s/># Make 'description' editable inline</text:span></text:p>
        </text:list-item>
        <text:list-item>
          <text:p text:style-name="P12"><text:span text:style-name="Strong_20_Emphasis">Inline Comments for Each Topic:</text:span></text:p>
          <text:p text:style-name="P12">You can add an inline form to manage comments directly under each topic in the admin:</text:p>
          <text:p text:style-name="P13"><text:soft-page-break/><text:span text:style-name="Source_20_Text">from django.contrib import admin</text:span></text:p>
          <text:p text:style-name="P13"><text:span text:style-name="Source_20_Text">from .models import Topic, Comment</text:span></text:p>
          <text:p text:style-name="P13"/>
          <text:p text:style-name="P13"><text:span text:style-name="Source_20_Text">class CommentInline(admin.TabularInline): <text:s/># You can also use admin.StackedInline for a different layout</text:span></text:p>
          <text:p text:style-name="P13"><text:span text:style-name="Source_20_Text"><text:s text:c="4"/>model = Comment</text:span></text:p>
          <text:p text:style-name="P13"><text:span text:style-name="Source_20_Text"><text:s text:c="4"/>extra = 1 <text:s/># Number of empty comment forms to display by default</text:span></text:p>
          <text:p text:style-name="P13"/>
          <text:p text:style-name="P13"><text:span text:style-name="Source_20_Text">@admin.register(Topic)</text:span></text:p>
          <text:p text:style-name="P13"><text:span text:style-name="Source_20_Text">class TopicAdmin(admin.ModelAdmin):</text:span></text:p>
          <text:p text:style-name="P13"><text:span text:style-name="Source_20_Text"><text:s text:c="4"/>list_display = ('title', 'description')</text:span></text:p>
          <text:p text:style-name="P13"><text:span text:style-name="Source_20_Text"><text:s text:c="4"/>inlines = [CommentInline] <text:s/># Add the inline for comments</text:span></text:p>
          <text:p text:style-name="P13"/>
          <text:p text:style-name="P13"><text:span text:style-name="Source_20_Text">@admin.register(Comment)</text:span></text:p>
          <text:p text:style-name="P13"><text:span text:style-name="Source_20_Text">class CommentAdmin(admin.ModelAdmin):</text:span></text:p>
          <text:p text:style-name="P13"><text:span text:style-name="Source_20_Text"><text:s text:c="4"/>list_display = ('author', 'topic', 'created_at')</text:span></text:p>
          <text:p text:style-name="P13"><text:span text:style-name="Source_20_Text"><text:s text:c="4"/>list_filter = ('topic',)</text:span></text:p>
          <text:p text:style-name="P14"><text:span text:style-name="Source_20_Text"><text:s text:c="4"/>search_fields = ('author', 'content')</text:span></text:p>
          <text:p text:style-name="P12">With this change, when you open a <text:span text:style-name="Source_20_Text">Topic</text:span> in the admin interface, you'll be able to add and edit comments directly within the topic's edit page.</text:p>
        </text:list-item>
      </text:list>
      <text:h text:style-name="Heading_20_3" text:outline-level="3">Step 4: Testing the Changes</text:h>
      <text:list text:style-name="L5">
        <text:list-item>
          <text:p text:style-name="P15"><text:span text:style-name="Strong_20_Emphasis">Log in to the Admin Panel</text:span>: Navigate to <text:span text:style-name="Source_20_Text">http://127.0.0.1:8000/admin/</text:span> and log in with your superuser credentials.</text:p>
        </text:list-item>
        <text:list-item>
          <text:p text:style-name="P15"><text:span text:style-name="Strong_20_Emphasis">Manage Topics and Comments</text:span>: You should now see the "Topics" and "Comments" sections in the admin panel.</text:p>
          <text:list>
            <text:list-item>
              <text:p text:style-name="P16">You can create new topics, edit existing ones, and manage comments. </text:p>
            </text:list-item>
            <text:list-item>
              <text:p text:style-name="P15">If you followed the inline example, you’ll also be able to manage comments directly under each topic. </text:p>
            </text:list-item>
          </text:list>
        </text:list-item>
      </text:list>
      <text:p text:style-name="Horizontal_20_Line"/>
      <text:p text:style-name="Text_20_body">That’s it! With this setup, you’ve enabled full CRUD (Create, Read, Update, Delete) functionality for the <text:span text:style-name="Source_20_Text">Topic</text:span> and <text:span text:style-name="Source_20_Text">Comment</text:span> models through the Django admin interface.</text:p>
      <text:p text:style-name="Standard"/>
      <text:h text:style-name="P17" text:outline-level="1"><text:span text:style-name="T2">Testy:<text:line-break/><text:line-break/></text:span>To create a complete test module for your Django project, you'll need to test your models, views, and forms to ensure that they work as expected. Django's testing framework is built on Python's <text:span text:style-name="Source_20_Text">unittest</text:span> module, and it allows you to test different parts of your application, including database interactions, views, and templates.</text:h>
      <text:p text:style-name="Text_20_body">I'll guide you on how to set up a complete test module for your Django app.</text:p>
      <text:h text:style-name="Heading_20_3" text:outline-level="3">1. <text:span text:style-name="Strong_20_Emphasis">Test the Models</text:span></text:h>
      <text:p text:style-name="Text_20_body">We’ll begin by testing the <text:span text:style-name="Source_20_Text">Topic</text:span> and <text:span text:style-name="Source_20_Text">Comment</text:span> models. You’ll test the following:</text:p>
      <text:list text:style-name="L6">
        <text:list-item>
          <text:p text:style-name="P18">Creation of a <text:span text:style-name="Source_20_Text">Topic</text:span>. </text:p>
        </text:list-item>
        <text:list-item>
          <text:p text:style-name="P19">Creation of a <text:span text:style-name="Source_20_Text">Comment</text:span> and checking the foreign key relationship to <text:span text:style-name="Source_20_Text">Topic</text:span>. </text:p>
        </text:list-item>
      </text:list>
      <text:p text:style-name="Text_20_body">Create a file named <text:span text:style-name="Source_20_Text">test_models.py</text:span> inside your <text:span text:style-name="Source_20_Text">complaints</text:span> app directory (<text:span text:style-name="Source_20_Text">complaints/tests/test_models.py</text:span>):</text:p>
      <text:p text:style-name="Preformatted_20_Text"><text:span text:style-name="Source_20_Text">from django.test import TestCase</text:span></text:p>
      <text:p text:style-name="Preformatted_20_Text"><text:span text:style-name="Source_20_Text">from complaints.models import Topic, Comment</text:span></text:p>
      <text:p text:style-name="Preformatted_20_Text"/>
      <text:p text:style-name="Preformatted_20_Text"><text:span text:style-name="Source_20_Text">class TopicModelTest(TestCase):</text:span></text:p>
      <text:p text:style-name="Preformatted_20_Text"><text:span text:style-name="Source_20_Text"><text:s text:c="4"/>def setUp(self):</text:span></text:p>
      <text:p text:style-name="Preformatted_20_Text"><text:span text:style-name="Source_20_Text"><text:s text:c="8"/># Create a Topic instance for testing</text:span></text:p>
      <text:p text:style-name="Preformatted_20_Text"><text:span text:style-name="Source_20_Text"><text:s text:c="8"/>self.topic = Topic.objects.create(title="Test Topic", description="Test description")</text:span></text:p>
      <text:p text:style-name="Preformatted_20_Text"/>
      <text:p text:style-name="Preformatted_20_Text"><text:span text:style-name="Source_20_Text"><text:s text:c="4"/>def test_topic_creation(self):</text:span></text:p>
      <text:p text:style-name="Preformatted_20_Text"><text:span text:style-name="Source_20_Text"><text:s text:c="8"/># Test that the topic was created correctly</text:span></text:p>
      <text:p text:style-name="Preformatted_20_Text"><text:span text:style-name="Source_20_Text"><text:s text:c="8"/>topic = self.topic</text:span></text:p>
      <text:p text:style-name="Preformatted_20_Text"><text:span text:style-name="Source_20_Text"><text:s text:c="8"/>self.assertEqual(topic.title, "Test Topic")</text:span></text:p>
      <text:p text:style-name="Preformatted_20_Text"><text:span text:style-name="Source_20_Text"><text:s text:c="8"/>self.assertEqual(topic.description, "Test description")</text:span></text:p>
      <text:p text:style-name="Preformatted_20_Text"><text:span text:style-name="Source_20_Text"><text:s text:c="8"/>self.assertEqual(str(topic), "Test Topic") <text:s/># Check string representation of the topic</text:span></text:p>
      <text:p text:style-name="Preformatted_20_Text"/>
      <text:p text:style-name="Preformatted_20_Text"><text:span text:style-name="Source_20_Text">class CommentModelTest(TestCase):</text:span></text:p>
      <text:p text:style-name="Preformatted_20_Text"><text:span text:style-name="Source_20_Text"><text:s text:c="4"/>def setUp(self):</text:span></text:p>
      <text:p text:style-name="Preformatted_20_Text"><text:span text:style-name="Source_20_Text"><text:s text:c="8"/># Create a Topic instance</text:span></text:p>
      <text:p text:style-name="Preformatted_20_Text"><text:span text:style-name="Source_20_Text"><text:s text:c="8"/>self.topic = Topic.objects.create(title="Test Topic", description="Test description")</text:span></text:p>
      <text:p text:style-name="Preformatted_20_Text"><text:span text:style-name="Source_20_Text"><text:s text:c="8"/># Create a Comment instance</text:span></text:p>
      <text:p text:style-name="Preformatted_20_Text"><text:span text:style-name="Source_20_Text"><text:s text:c="8"/>self.comment = Comment.objects.create(topic=self.topic, author="Test Author", content="Test comment content")</text:span></text:p>
      <text:p text:style-name="Preformatted_20_Text"/>
      <text:p text:style-name="Preformatted_20_Text"><text:span text:style-name="Source_20_Text"><text:s text:c="4"/>def test_comment_creation(self):</text:span></text:p>
      <text:p text:style-name="Preformatted_20_Text"><text:span text:style-name="Source_20_Text"><text:s text:c="8"/># Test that the comment was created correctly</text:span></text:p>
      <text:p text:style-name="Preformatted_20_Text"><text:span text:style-name="Source_20_Text"><text:s text:c="8"/>comment = self.comment</text:span></text:p>
      <text:p text:style-name="Preformatted_20_Text"><text:span text:style-name="Source_20_Text"><text:s text:c="8"/>self.assertEqual(comment.author, "Test Author")</text:span></text:p>
      <text:p text:style-name="Preformatted_20_Text"><text:span text:style-name="Source_20_Text"><text:s text:c="8"/>self.assertEqual(comment.content, "Test comment content")</text:span></text:p>
      <text:p text:style-name="Preformatted_20_Text"><text:soft-page-break/><text:span text:style-name="Source_20_Text"><text:s text:c="8"/>self.assertEqual(comment.topic, self.topic) <text:s/># Check the foreign key relationship</text:span></text:p>
      <text:p text:style-name="P5"><text:span text:style-name="Source_20_Text"><text:s text:c="8"/>self.assertEqual(str(comment), "Comment by Test Author on Test Topic") <text:s/># Check string representation of the comment</text:span></text:p>
      <text:h text:style-name="Heading_20_3" text:outline-level="3">2. <text:span text:style-name="Strong_20_Emphasis">Test Views</text:span></text:h>
      <text:p text:style-name="Text_20_body">Next, we’ll test the views. You need to test:</text:p>
      <text:list text:style-name="L7">
        <text:list-item>
          <text:p text:style-name="P20">The <text:span text:style-name="Source_20_Text">topic_list</text:span> view that displays all topics. </text:p>
        </text:list-item>
        <text:list-item>
          <text:p text:style-name="P21">The <text:span text:style-name="Source_20_Text">topic_detail</text:span> view that shows a specific topic and allows adding comments. </text:p>
        </text:list-item>
      </text:list>
      <text:p text:style-name="Text_20_body">Create a file named <text:span text:style-name="Source_20_Text">test_views.py</text:span> inside the <text:span text:style-name="Source_20_Text">complaints/tests</text:span> directory (<text:span text:style-name="Source_20_Text">complaints/tests/test_views.py</text:span>):</text:p>
      <text:p text:style-name="Preformatted_20_Text"><text:span text:style-name="Source_20_Text">from django.test import TestCase</text:span></text:p>
      <text:p text:style-name="Preformatted_20_Text"><text:span text:style-name="Source_20_Text">from django.urls import reverse</text:span></text:p>
      <text:p text:style-name="Preformatted_20_Text"><text:span text:style-name="Source_20_Text">from complaints.models import Topic, Comment</text:span></text:p>
      <text:p text:style-name="Preformatted_20_Text"/>
      <text:p text:style-name="Preformatted_20_Text"><text:span text:style-name="Source_20_Text">class TopicListViewTest(TestCase):</text:span></text:p>
      <text:p text:style-name="Preformatted_20_Text"><text:span text:style-name="Source_20_Text"><text:s text:c="4"/>def setUp(self):</text:span></text:p>
      <text:p text:style-name="Preformatted_20_Text"><text:span text:style-name="Source_20_Text"><text:s text:c="8"/># Create a few Topic instances</text:span></text:p>
      <text:p text:style-name="Preformatted_20_Text"><text:span text:style-name="Source_20_Text"><text:s text:c="8"/>self.topic1 = Topic.objects.create(title="Test Topic 1", description="Description 1")</text:span></text:p>
      <text:p text:style-name="Preformatted_20_Text"><text:span text:style-name="Source_20_Text"><text:s text:c="8"/>self.topic2 = Topic.objects.create(title="Test Topic 2", description="Description 2")</text:span></text:p>
      <text:p text:style-name="Preformatted_20_Text"/>
      <text:p text:style-name="Preformatted_20_Text"><text:span text:style-name="Source_20_Text"><text:s text:c="4"/>def test_topic_list_view(self):</text:span></text:p>
      <text:p text:style-name="Preformatted_20_Text"><text:span text:style-name="Source_20_Text"><text:s text:c="8"/># Test that the topic list view renders correctly</text:span></text:p>
      <text:p text:style-name="Preformatted_20_Text"><text:span text:style-name="Source_20_Text"><text:s text:c="8"/>response = self.client.get(reverse('topic_list'))</text:span></text:p>
      <text:p text:style-name="Preformatted_20_Text"><text:span text:style-name="Source_20_Text"><text:s text:c="8"/>self.assertEqual(response.status_code, 200)</text:span></text:p>
      <text:p text:style-name="Preformatted_20_Text"><text:span text:style-name="Source_20_Text"><text:s text:c="8"/>self.assertTemplateUsed(response, 'complaints/topic_list.html')</text:span></text:p>
      <text:p text:style-name="Preformatted_20_Text"><text:span text:style-name="Source_20_Text"><text:s text:c="8"/>self.assertContains(response, "Test Topic 1")</text:span></text:p>
      <text:p text:style-name="Preformatted_20_Text"><text:span text:style-name="Source_20_Text"><text:s text:c="8"/>self.assertContains(response, "Test Topic 2")</text:span></text:p>
      <text:p text:style-name="Preformatted_20_Text"/>
      <text:p text:style-name="Preformatted_20_Text"><text:span text:style-name="Source_20_Text">class TopicDetailViewTest(TestCase):</text:span></text:p>
      <text:p text:style-name="Preformatted_20_Text"><text:span text:style-name="Source_20_Text"><text:s text:c="4"/>def setUp(self):</text:span></text:p>
      <text:p text:style-name="Preformatted_20_Text"><text:span text:style-name="Source_20_Text"><text:s text:c="8"/># Create a Topic instance</text:span></text:p>
      <text:p text:style-name="Preformatted_20_Text"><text:span text:style-name="Source_20_Text"><text:s text:c="8"/>self.topic = Topic.objects.create(title="Test Topic", description="Test description")</text:span></text:p>
      <text:p text:style-name="Preformatted_20_Text"><text:span text:style-name="Source_20_Text"><text:s text:c="8"/># Create a Comment instance</text:span></text:p>
      <text:p text:style-name="Preformatted_20_Text"><text:span text:style-name="Source_20_Text"><text:s text:c="8"/>self.comment = Comment.objects.create(topic=self.topic, author="Test Author", content="Test comment content")</text:span></text:p>
      <text:p text:style-name="Preformatted_20_Text"/>
      <text:p text:style-name="Preformatted_20_Text"><text:span text:style-name="Source_20_Text"><text:s text:c="4"/>def test_topic_detail_view(self):</text:span></text:p>
      <text:p text:style-name="Preformatted_20_Text"><text:span text:style-name="Source_20_Text"><text:s text:c="8"/># Test that the topic detail view works and displays the topic and comments</text:span></text:p>
      <text:p text:style-name="Preformatted_20_Text"><text:span text:style-name="Source_20_Text"><text:s text:c="8"/>response = self.client.get(reverse('topic_detail', kwargs={'pk': self.topic.pk}))</text:span></text:p>
      <text:p text:style-name="Preformatted_20_Text"><text:span text:style-name="Source_20_Text"><text:s text:c="8"/>self.assertEqual(response.status_code, 200)</text:span></text:p>
      <text:p text:style-name="Preformatted_20_Text"><text:span text:style-name="Source_20_Text"><text:s text:c="8"/>self.assertTemplateUsed(response, 'complaints/topic_detail.html')</text:span></text:p>
      <text:p text:style-name="Preformatted_20_Text"><text:span text:style-name="Source_20_Text"><text:s text:c="8"/>self.assertContains(response, "Test Topic")</text:span></text:p>
      <text:p text:style-name="Preformatted_20_Text"><text:span text:style-name="Source_20_Text"><text:s text:c="8"/>self.assertContains(response, "Test description")</text:span></text:p>
      <text:p text:style-name="Preformatted_20_Text"><text:span text:style-name="Source_20_Text"><text:s text:c="8"/>self.assertContains(response, "Test comment content")</text:span></text:p>
      <text:p text:style-name="Preformatted_20_Text"/>
      <text:p text:style-name="Preformatted_20_Text"><text:span text:style-name="Source_20_Text"><text:s text:c="4"/>def test_add_comment(self):</text:span></text:p>
      <text:p text:style-name="Preformatted_20_Text"><text:span text:style-name="Source_20_Text"><text:s text:c="8"/># Test that a new comment can be added to a topic</text:span></text:p>
      <text:p text:style-name="Preformatted_20_Text"><text:span text:style-name="Source_20_Text"><text:s text:c="8"/>response = self.client.post(reverse('topic_detail', kwargs={'pk': self.topic.pk}), {</text:span></text:p>
      <text:p text:style-name="Preformatted_20_Text"><text:span text:style-name="Source_20_Text"><text:s text:c="12"/>'author': 'Another Author',</text:span></text:p>
      <text:p text:style-name="Preformatted_20_Text"><text:span text:style-name="Source_20_Text"><text:s text:c="12"/>'content': 'New comment content'</text:span></text:p>
      <text:p text:style-name="Preformatted_20_Text"><text:span text:style-name="Source_20_Text"><text:s text:c="8"/>})</text:span></text:p>
      <text:p text:style-name="Preformatted_20_Text"><text:soft-page-break/><text:span text:style-name="Source_20_Text"><text:s text:c="8"/>self.assertEqual(response.status_code, 302) <text:s/># Check for a redirect after successful form submission</text:span></text:p>
      <text:p text:style-name="Preformatted_20_Text"><text:span text:style-name="Source_20_Text"><text:s text:c="8"/>self.assertRedirects(response, reverse('topic_detail', kwargs={'pk': self.topic.pk}))</text:span></text:p>
      <text:p text:style-name="Preformatted_20_Text"/>
      <text:p text:style-name="Preformatted_20_Text"><text:span text:style-name="Source_20_Text"><text:s text:c="8"/># Check that the comment was added</text:span></text:p>
      <text:p text:style-name="Preformatted_20_Text"><text:span text:style-name="Source_20_Text"><text:s text:c="8"/>new_comment = Comment.objects.get(content="New comment content")</text:span></text:p>
      <text:p text:style-name="Preformatted_20_Text"><text:span text:style-name="Source_20_Text"><text:s text:c="8"/>self.assertEqual(new_comment.author, 'Another Author')</text:span></text:p>
      <text:p text:style-name="P5"><text:span text:style-name="Source_20_Text"><text:s text:c="8"/>self.assertEqual(new_comment.content, 'New comment content')</text:span></text:p>
      <text:h text:style-name="Heading_20_3" text:outline-level="3">3. <text:span text:style-name="Strong_20_Emphasis">Test Forms</text:span></text:h>
      <text:p text:style-name="Text_20_body">Next, let's test the <text:span text:style-name="Source_20_Text">CommentForm</text:span>. You’ll check:</text:p>
      <text:list text:style-name="L8">
        <text:list-item>
          <text:p text:style-name="P22">The form is valid when passed valid data. </text:p>
        </text:list-item>
        <text:list-item>
          <text:p text:style-name="P23">The form is invalid when missing required data. </text:p>
        </text:list-item>
      </text:list>
      <text:p text:style-name="Text_20_body">Create a file named <text:span text:style-name="Source_20_Text">test_forms.py</text:span> inside the <text:span text:style-name="Source_20_Text">complaints/tests</text:span> directory (<text:span text:style-name="Source_20_Text">complaints/tests/test_forms.py</text:span>):</text:p>
      <text:p text:style-name="Preformatted_20_Text"><text:span text:style-name="Source_20_Text">from django.test import TestCase</text:span></text:p>
      <text:p text:style-name="Preformatted_20_Text"><text:span text:style-name="Source_20_Text">from complaints.models import Topic, Comment</text:span></text:p>
      <text:p text:style-name="Preformatted_20_Text"><text:span text:style-name="Source_20_Text">from complaints.forms import CommentForm</text:span></text:p>
      <text:p text:style-name="Preformatted_20_Text"/>
      <text:p text:style-name="Preformatted_20_Text"><text:span text:style-name="Source_20_Text">class CommentFormTest(TestCase):</text:span></text:p>
      <text:p text:style-name="Preformatted_20_Text"><text:span text:style-name="Source_20_Text"><text:s text:c="4"/>def setUp(self):</text:span></text:p>
      <text:p text:style-name="Preformatted_20_Text"><text:span text:style-name="Source_20_Text"><text:s text:c="8"/># Create a Topic instance</text:span></text:p>
      <text:p text:style-name="Preformatted_20_Text"><text:span text:style-name="Source_20_Text"><text:s text:c="8"/>self.topic = Topic.objects.create(title="Test Topic", description="Test description")</text:span></text:p>
      <text:p text:style-name="Preformatted_20_Text"/>
      <text:p text:style-name="Preformatted_20_Text"><text:span text:style-name="Source_20_Text"><text:s text:c="4"/>def test_valid_form(self):</text:span></text:p>
      <text:p text:style-name="Preformatted_20_Text"><text:span text:style-name="Source_20_Text"><text:s text:c="8"/># Test that the form is valid when given valid data</text:span></text:p>
      <text:p text:style-name="Preformatted_20_Text"><text:span text:style-name="Source_20_Text"><text:s text:c="8"/>form_data = {'author': 'Test Author', 'content': 'Test comment content'}</text:span></text:p>
      <text:p text:style-name="Preformatted_20_Text"><text:span text:style-name="Source_20_Text"><text:s text:c="8"/>form = CommentForm(data=form_data)</text:span></text:p>
      <text:p text:style-name="Preformatted_20_Text"><text:span text:style-name="Source_20_Text"><text:s text:c="8"/>self.assertTrue(form.is_valid())</text:span></text:p>
      <text:p text:style-name="Preformatted_20_Text"/>
      <text:p text:style-name="Preformatted_20_Text"><text:span text:style-name="Source_20_Text"><text:s text:c="4"/>def test_invalid_form(self):</text:span></text:p>
      <text:p text:style-name="Preformatted_20_Text"><text:span text:style-name="Source_20_Text"><text:s text:c="8"/># Test that the form is invalid when given invalid data (missing content)</text:span></text:p>
      <text:p text:style-name="Preformatted_20_Text"><text:span text:style-name="Source_20_Text"><text:s text:c="8"/>form_data = {'author': 'Test Author', 'content': ''}</text:span></text:p>
      <text:p text:style-name="Preformatted_20_Text"><text:span text:style-name="Source_20_Text"><text:s text:c="8"/>form = CommentForm(data=form_data)</text:span></text:p>
      <text:p text:style-name="Preformatted_20_Text"><text:span text:style-name="Source_20_Text"><text:s text:c="8"/>self.assertFalse(form.is_valid())</text:span></text:p>
      <text:p text:style-name="P5"><text:span text:style-name="Source_20_Text"><text:s text:c="8"/>self.assertEqual(len(form.errors), 1) <text:s/># Ensure there's one validation error (content is required)</text:span></text:p>
      <text:h text:style-name="Heading_20_3" text:outline-level="3">4. <text:span text:style-name="Strong_20_Emphasis">Running the Tests</text:span></text:h>
      <text:p text:style-name="Text_20_body">Once you've written the tests, you can run them using the following command:</text:p>
      <text:p text:style-name="P5"><text:span text:style-name="Source_20_Text">python manage.py test complaints</text:span></text:p>
      <text:p text:style-name="Text_20_body">Django will automatically discover the test files (<text:span text:style-name="Source_20_Text">test_models.py</text:span>, <text:span text:style-name="Source_20_Text">test_views.py</text:span>, and <text:span text:style-name="Source_20_Text">test_forms.py</text:span>) and run them.</text:p>
      <text:h text:style-name="Heading_20_3" text:outline-level="3">5. <text:span text:style-name="Strong_20_Emphasis">What Each Test Does</text:span></text:h>
      <text:list text:style-name="L9">
        <text:list-item>
          <text:p text:style-name="P24"><text:span text:style-name="Strong_20_Emphasis">Model Tests (</text:span><text:span text:style-name="Strong_20_Emphasis"><text:span text:style-name="Source_20_Text">test_models.py</text:span></text:span><text:span text:style-name="Strong_20_Emphasis">)</text:span>:</text:p>
          <text:list>
            <text:list-item>
              <text:p text:style-name="P25"><text:soft-page-break/>Verifies that topics and comments can be created correctly and checks the <text:span text:style-name="Source_20_Text">__str__</text:span> representation. </text:p>
            </text:list-item>
          </text:list>
        </text:list-item>
        <text:list-item>
          <text:p text:style-name="P24"><text:span text:style-name="Strong_20_Emphasis">View Tests (</text:span><text:span text:style-name="Strong_20_Emphasis"><text:span text:style-name="Source_20_Text">test_views.py</text:span></text:span><text:span text:style-name="Strong_20_Emphasis">)</text:span>:</text:p>
          <text:list>
            <text:list-item>
              <text:p text:style-name="P25">Checks if the topic list view renders correctly and displays all topics. </text:p>
            </text:list-item>
            <text:list-item>
              <text:p text:style-name="P25">Verifies that the topic detail view shows the correct topic and comments and tests adding a new comment. </text:p>
            </text:list-item>
          </text:list>
        </text:list-item>
        <text:list-item>
          <text:p text:style-name="P24"><text:span text:style-name="Strong_20_Emphasis">Form Tests (</text:span><text:span text:style-name="Strong_20_Emphasis"><text:span text:style-name="Source_20_Text">test_forms.py</text:span></text:span><text:span text:style-name="Strong_20_Emphasis">)</text:span>:</text:p>
          <text:list>
            <text:list-item>
              <text:p text:style-name="P24">Ensures the <text:span text:style-name="Source_20_Text">CommentForm</text:span> works with valid and invalid data. </text:p>
            </text:list-item>
          </text:list>
        </text:list-item>
      </text:list>
      <text:p text:style-name="Horizontal_20_Line"/>
      <text:h text:style-name="Heading_20_3" text:outline-level="3">6. <text:span text:style-name="Strong_20_Emphasis">Additional Tests (Optional)</text:span></text:h>
      <text:p text:style-name="Text_20_body">You can expand these tests to cover more edge cases or features:</text:p>
      <text:list text:style-name="L10">
        <text:list-item>
          <text:p text:style-name="P26">Test for permission handling if you add user authentication. </text:p>
        </text:list-item>
        <text:list-item>
          <text:p text:style-name="P26">Test for error handling (e.g., what happens if a user tries to post an empty comment). </text:p>
        </text:list-item>
        <text:list-item>
          <text:p text:style-name="P27">Add tests for model methods (if any exist). </text:p>
        </text:list-item>
      </text:list>
      <text:p text:style-name="Horizontal_20_Line"/>
      <text:p text:style-name="Text_20_body">By running the above tests, you'll ensure that your application behaves as expected and that your models, views, and forms work correctly.</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andolFang R" style:font-family-asian="'FandolFang R'"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Kamiski</meta:initial-creator>
    <meta:creation-date>2025-01-23T02:51:37.728295870</meta:creation-date>
    <dc:date>2025-01-23T03:29:07.234696283</dc:date>
    <dc:creator>Łukasz Kamiski</dc:creator>
    <meta:editing-duration>PT21M50S</meta:editing-duration>
    <meta:editing-cycles>2</meta:editing-cycles>
    <meta:generator>LibreOffice/24.8.1.2$Linux_X86_64 LibreOffice_project/480$Build-2</meta:generator>
    <meta:document-statistic meta:table-count="0" meta:image-count="0" meta:object-count="0" meta:page-count="10" meta:paragraph-count="322" meta:word-count="3221" meta:character-count="15903" meta:non-whitespace-character-count="13234"/>
  </office:meta>
</office:document-meta>
</file>